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DD000000187ADB66F7.png" manifest:media-type="image/png"/>
  <manifest:file-entry manifest:full-path="Pictures/10000201000000410000000D52DA4383.png" manifest:media-type="image/png"/>
  <manifest:file-entry manifest:full-path="Pictures/100002010000004F0000001551B22A13.png" manifest:media-type="image/png"/>
  <manifest:file-entry manifest:full-path="Pictures/10000201000000950000001D5B03413D.png" manifest:media-type="image/png"/>
  <manifest:file-entry manifest:full-path="Pictures/10000201000000A30000001D9E6813E4.png" manifest:media-type="image/png"/>
  <manifest:file-entry manifest:full-path="Pictures/10000201000000450000000DD32BAC0C.png" manifest:media-type="image/png"/>
  <manifest:file-entry manifest:full-path="Pictures/10000201000000930000000D9F9CECC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d11d1" officeooo:paragraph-rsid="000d11d1" style:font-weight-asian="bold" style:font-weight-complex="bold"/>
    </style:style>
    <style:style style:name="T1" style:family="text">
      <style:text-properties fo:font-weight="bold"/>
    </style:style>
    <style:style style:name="T2" style:family="text">
      <style:text-properties style:text-position="-33% 80%"/>
    </style:style>
    <style:style style:name="T3" style:family="text">
      <style:text-properties style:text-position="33% 80%"/>
    </style:style>
    <style:style style:name="T4" style:family="text">
      <style:text-properties fo:font-style="italic"/>
    </style:style>
    <style:style style:name="fr1" style:family="graphic" style:parent-style-name="Graphics">
      <style:graphic-properties fo:margin-left="0cm" fo:margin-right="0cm" fo:margin-top="0cm" fo:margin-bottom="0cm" style:vertical-pos="middle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5.28.<text:tab/>Поток вектора магнитной индукции. Теорема Гаусса для магнитного поля.</text:p>
      <text:p text:style-name="Standard"><text:span text:style-name="T1">Потоком вектора магнитной индукции (магнитным потоком)</text:span> через площадку dS называется скалярная физическая величина, которая равна <text:line-break/><text:line-break/><draw:frame draw:style-name="fr1" draw:name="Изображение1" text:anchor-type="as-char" svg:width="2.965cm" svg:height="0.381cm" draw:z-index="0"><draw:image xlink:href="Pictures/10000201000000930000000D9F9CECCB.png" xlink:type="simple" xlink:show="embed" xlink:actuate="onLoad"/></draw:frame> (1) <text:line-break/><text:line-break/>где B<text:span text:style-name="T2">n</text:span>=Вcosα - проекция вектора <text:span text:style-name="T1">В</text:span> на направление нормали к площадке dS (α — угол между векторами <text:span text:style-name="T1">n</text:span> и <text:span text:style-name="T1">В</text:span>), d<text:span text:style-name="T1">S</text:span>=dS<text:span text:style-name="T1">n</text:span> — вектор, у которого модуль равен dS, а направление его совпадает с направлением нормали <text:span text:style-name="T1">n</text:span> к площадке. Поток вектора <text:span text:style-name="T1">В</text:span> может быть как положительным, так и отрицательным в зависимости от знака cosα (задается выбором положительного направления нормали <text:span text:style-name="T1">n</text:span>). Поток вектора <text:span text:style-name="T1">В</text:span> обычно связывают с контуром, по которому течет ток. В этом случае положительное направление нормали к контуру нами задавалось: оно связывается с током правилом правого винта. Значит, магнитный поток, который создается контуром, через поверхность, ограниченную им самим, всегда положителен. <text:line-break/><text:line-break/>Поток вектора магнитной индукции Ф<text:span text:style-name="T2">B</text:span> через произвольную заданную поверхность S равен <text:line-break/><text:line-break/><draw:frame draw:style-name="fr1" draw:name="Изображение2" text:anchor-type="as-char" svg:width="3.891cm" svg:height="0.783cm" draw:z-index="1"><draw:image xlink:href="Pictures/10000201000000A30000001D9E6813E4.png" xlink:type="simple" xlink:show="embed" xlink:actuate="onLoad"/></draw:frame> (2) <text:line-break/><text:line-break/>Для однородного поля и плоской поверхности, которая расположена перпендикулярно вектору <text:span text:style-name="T1">В</text:span>, B<text:span text:style-name="T2">n</text:span>=B=const и <text:line-break/><text:line-break/><draw:frame draw:style-name="fr1" draw:name="Изображение3" text:anchor-type="as-char" svg:width="1.792cm" svg:height="0.478cm" draw:z-index="2"><draw:image xlink:href="Pictures/10000201000000450000000DD32BAC0C.png" xlink:type="simple" xlink:show="embed" xlink:actuate="onLoad"/></draw:frame> <text:line-break/><text:line-break/>Из этой формулы задается единица магнитного потока <text:span text:style-name="T1">вебер</text:span> (Вб): 1 Вб — магнитный поток, который проходит сквозь плоскую поверхность площадью 1 м<text:span text:style-name="T3">2</text:span>, который расположен перпендикулярно однородному магнитному полю и индукция которого равна 1 Тл (1 Вб=1 Тл•м<text:span text:style-name="T3">2</text:span>). <text:line-break/><text:line-break/><text:span text:style-name="T1">Теорема Гаусса для поля В</text:span>: поток вектора магнитной индукции сквозь любую замкнутую поверхность равен нулю: <text:line-break/><text:line-break/><draw:frame draw:style-name="fr1" draw:name="Изображение4" text:anchor-type="as-char" svg:width="3.776cm" svg:height="0.998cm" draw:z-index="3"><draw:image xlink:href="Pictures/10000201000000950000001D5B03413D.png" xlink:type="simple" xlink:show="embed" xlink:actuate="onLoad"/></draw:frame> (3) <text:line-break/><text:line-break/>Эта теорема является отражением факта, что <text:span text:style-name="T4">магнитные заряды отсутствуют</text:span>, вследствие чего линии магнитной индукции не имеют ни начала, ни конца и являются замкнутыми. <text:line-break/><text:line-break/>Следовательно, для потоков векторов <text:span text:style-name="T1">В</text:span> и <text:span text:style-name="T1">Е</text:span> сквозь замкнутую поверхность в вихревом и потенциальном полях получаются различные формулы. <text:line-break/><text:line-break/>В качестве примера найдем поток вектора <text:span text:style-name="T1">В</text:span> сквозь соленоид. Магнитная индукция однородного поля внутри соленоида с сердечником с магнитной проницаемостью μ, равна <text:line-break/><text:line-break/><draw:frame draw:style-name="fr1" draw:name="Изображение5" text:anchor-type="as-char" svg:width="2.397cm" svg:height="0.998cm" draw:z-index="4"><draw:image xlink:href="Pictures/100002010000004F0000001551B22A13.png" xlink:type="simple" xlink:show="embed" xlink:actuate="onLoad"/></draw:frame> <text:line-break/><text:line-break/>Магнитный поток сквозь один виток соленоида площадью S равен <text:line-break/><text:line-break/><draw:frame draw:style-name="fr1" draw:name="Изображение6" text:anchor-type="as-char" svg:width="1.792cm" svg:height="0.566cm" draw:z-index="5"><draw:image xlink:href="Pictures/10000201000000410000000D52DA4383.png" xlink:type="simple" xlink:show="embed" xlink:actuate="onLoad"/></draw:frame> <text:line-break/><text:line-break/>а полный магнитный поток, который сцеплен со всеми витками соленоида и называемый <text:span text:style-name="T1">потокосцеплением</text:span>, <text:line-break/><text:line-break/><draw:frame draw:style-name="fr1" draw:name="Изображение7" text:anchor-type="as-char" svg:width="7.179cm" svg:height="0.968cm" draw:z-index="6"><draw:image xlink:href="Pictures/10000201000000DD000000187ADB66F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9cm" fo:margin-bottom="0.702cm" fo:margin-left="0.9cm" fo:margin-right="0.89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2T03:56:05.686628510</meta:creation-date>
    <dc:date>2015-12-22T07:42:14.083410997</dc:date>
    <meta:editing-duration>PT2M17S</meta:editing-duration>
    <meta:editing-cycles>2</meta:editing-cycles>
    <meta:generator>LibreOffice/4.3.3.2$Linux_X86_64 LibreOffice_project/430m0$Build-2</meta:generator>
    <meta:document-statistic meta:table-count="0" meta:image-count="7" meta:object-count="0" meta:page-count="1" meta:paragraph-count="2" meta:word-count="286" meta:character-count="2103" meta:non-whitespace-character-count="1774"/>
  </office:meta>
</office:document-meta>
</file>